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53.96mm"/>
    </style:style>
    <style:style style:name="co5" style:family="table-column">
      <style:table-column-properties fo:break-before="auto" style:column-width="34.47mm"/>
    </style:style>
    <style:style style:name="co6" style:family="table-column">
      <style:table-column-properties fo:break-before="auto" style:column-width="35.51mm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ackground-color="#ccffff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  <style:map style:condition="cell-content()!=[.$E1]" style:apply-style-name="Untitled1" style:base-cell-address="pinout.C1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$E1]" style:apply-style-name="Untitled1" style:base-cell-address="pinout.C1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$E1]" style:apply-style-name="Untitled1" style:base-cell-address="pinout.C1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$E1]" style:apply-style-name="Untitled1" style:base-cell-address="pinout.C1"/>
    </style:style>
    <style:style style:name="ce22" style:family="table-cell" style:parent-style-name="Default" style:data-style-name="N100"/>
    <style:style style:name="ce23" style:family="table-cell" style:parent-style-name="Default">
      <style:table-cell-properties fo:background-color="#ccffff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ux.$A$2:.$A$10])" table:allow-empty-cell="true" table:display-list="unsorted" table:base-cell-address="pinout.AB1">
          <table:error-message table:message-type="stop" table:display="true"/>
        </table:content-validation>
      </table:content-validations>
      <table:table table:name="pinout" table:style-name="ta1">
        <table:table-column table:style-name="co3" table:default-cell-style-name="ce2"/>
        <table:table-column table:style-name="co2" table:default-cell-style-name="ce3"/>
        <table:table-column table:style-name="co4" table:default-cell-style-name="ce4"/>
        <table:table-column table:style-name="co2" table:default-cell-style-name="ce2"/>
        <table:table-column table:style-name="co5" table:default-cell-style-name="ce7"/>
        <table:table-column table:style-name="co2" table:default-cell-style-name="ce11"/>
        <table:table-column table:style-name="co5" table:default-cell-style-name="ce4"/>
        <table:table-column table:style-name="co2" table:default-cell-style-name="ce3"/>
        <table:table-column table:style-name="co5" table:default-cell-style-name="ce20"/>
        <table:table-column table:style-name="co2" table:default-cell-style-name="ce3"/>
        <table:table-column table:style-name="co5" table:default-cell-style-name="ce4"/>
        <table:table-column table:style-name="co2" table:default-cell-style-name="ce3"/>
        <table:table-column table:style-name="co5" table:default-cell-style-name="ce4"/>
        <table:table-column table:style-name="co2" table:default-cell-style-name="ce3"/>
        <table:table-column table:style-name="co5" table:default-cell-style-name="ce4"/>
        <table:table-column table:style-name="co2" table:default-cell-style-name="ce3"/>
        <table:table-column table:style-name="co5" table:default-cell-style-name="ce4"/>
        <table:table-column table:style-name="co2" table:default-cell-style-name="ce2"/>
        <table:table-column table:style-name="co5" table:default-cell-style-name="ce7"/>
        <table:table-column table:style-name="co2" table:default-cell-style-name="ce2"/>
        <table:table-column table:style-name="co6" table:default-cell-style-name="ce7"/>
        <table:table-column table:style-name="co2" table:default-cell-style-name="ce2"/>
        <table:table-column table:style-name="co2" table:default-cell-style-name="ce7"/>
        <table:table-column table:style-name="co2" table:default-cell-style-name="ce2"/>
        <table:table-column table:style-name="co2" table:default-cell-style-name="ce7"/>
        <table:table-column table:style-name="co2" table:default-cell-style-name="ce2"/>
        <table:table-column table:style-name="co2" table:default-cell-style-name="ce7"/>
        <table:table-column table:style-name="co2" table:number-columns-repeated="997" table:default-cell-style-name="ce2"/>
        <table:table-row table:style-name="ro5">
          <table:table-cell office:value-type="string" calcext:value-type="string">
            <text:p>version</text:p>
          </table:table-cell>
          <table:table-cell table:content-validation-name="val1"/>
          <table:table-cell office:value-type="string" calcext:value-type="string">
            <text:p>STM32_TSSOP20</text:p>
          </table:table-cell>
          <table:table-cell table:content-validation-name="val1"/>
          <table:table-cell office:value-type="string" calcext:value-type="string">
            <text:p>STM32F030F4P6</text:p>
          </table:table-cell>
          <table:table-cell table:content-validation-name="val1"/>
          <table:table-cell table:style-name="ce15" office:value-type="string" calcext:value-type="string">
            <text:p>STM32F070F6P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part names</text:p>
          </table:table-cell>
          <table:table-cell table:content-validation-name="val1"/>
          <table:table-cell office:value-type="string" calcext:value-type="string">
            <text:p>STM32_TSSOP20</text:p>
          </table:table-cell>
          <table:table-cell table:content-validation-name="val1"/>
          <table:table-cell table:style-name="ce8" office:value-type="string" calcext:value-type="string">
            <text:p>STM32F030F4P6</text:p>
          </table:table-cell>
          <table:table-cell table:style-name="ce12" table:content-validation-name="val1"/>
          <table:table-cell table:style-name="ce16" office:value-type="string" calcext:value-type="string">
            <text:p>STM32F070F6P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style-name="ce14" table:content-validation-name="val1" office:value-type="string" calcext:value-type="string">
            <text:p>input</text:p>
          </table:table-cell>
          <table:table-cell table:style-name="ce17" office:value-type="string" calcext:value-type="string">
            <text:p>BOOT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7" office:value-type="string" calcext:value-type="string">
            <text:p>PF0/OSC_IN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style-name="ce22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7" office:value-type="string" calcext:value-type="string">
            <text:p>PF1/OSC_OUT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style-name="ce22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4</text:p>
          </table:table-cell>
          <table:table-cell table:content-validation-name="val1" office:value-type="string" calcext:value-type="string">
            <text:p>IO</text:p>
          </table:table-cell>
          <table:table-cell table:style-name="ce5"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table:style-name="ce9" office:value-type="string" calcext:value-type="string">
            <text:p>NRST 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7" office:value-type="string" calcext:value-type="string">
            <text:p>NRST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style-name="ce22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5</text:p>
          </table:table-cell>
          <table:table-cell table:content-validation-name="val1" office:value-type="string" calcext:value-type="string">
            <text:p>pwrIn</text:p>
          </table:table-cell>
          <table:table-cell table:style-name="ce5"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style-name="ce14" table:content-validation-name="val1" office:value-type="string" calcext:value-type="string">
            <text:p>pwrIn</text:p>
          </table:table-cell>
          <table:table-cell table:style-name="ce17" office:value-type="string" calcext:value-type="string">
            <text:p>VDDA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style-name="ce22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7" office:value-type="string" calcext:value-type="string">
            <text:p>PA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style-name="ce22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7" office:value-type="string" calcext:value-type="string">
            <text:p>PA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7" office:value-type="string" calcext:value-type="string">
            <text:p>PA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7" office:value-type="string" calcext:value-type="string">
            <text:p>PA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7" office:value-type="string" calcext:value-type="string">
            <text:p>PA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7" office:value-type="string" calcext:value-type="string">
            <text:p>PA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table:style-name="ce10" office:value-type="string" calcext:value-type="string">
            <text:p>PA6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7" office:value-type="string" calcext:value-type="string">
            <text:p>PA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7" office:value-type="string" calcext:value-type="string">
            <text:p>PA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7" office:value-type="string" calcext:value-type="string">
            <text:p>PB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5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style-name="ce14" table:content-validation-name="val1" office:value-type="string" calcext:value-type="string">
            <text:p>pwrIn</text:p>
          </table:table-cell>
          <table:table-cell table:style-name="ce17" office:value-type="string" calcext:value-type="string">
            <text:p>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6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style-name="ce14" table:content-validation-name="val1" office:value-type="string" calcext:value-type="string">
            <text:p>pwrIn</text:p>
          </table:table-cell>
          <table:table-cell table:style-name="ce17" office:value-type="string" calcext:value-type="string">
            <text:p>VDD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7" office:value-type="string" calcext:value-type="string">
            <text:p>PA9/PA1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8" office:value-type="string" calcext:value-type="string">
            <text:p>PA10/PA1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8" office:value-type="string" calcext:value-type="string">
            <text:p>PA13/SWDIO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2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table:style-name="ce14" table:content-validation-name="val1" office:value-type="string" calcext:value-type="string">
            <text:p>IO</text:p>
          </table:table-cell>
          <table:table-cell table:style-name="ce17" office:value-type="string" calcext:value-type="string">
            <text:p>PA14/SWCLK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7">
          <table:table-cell/>
          <table:table-cell table:content-validation-name="val1"/>
          <table:table-cell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/>
          <table:table-cell table:content-validation-name="val1"/>
          <table:table-cell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 table:style-name="ce21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18">
          <table:table-cell/>
          <table:table-cell table:content-validation-name="val1"/>
          <table:table-cell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4">
          <table:table-cell/>
          <table:table-cell table:content-validation-name="val1"/>
          <table:table-cell/>
          <table:table-cell table:content-validation-name="val1"/>
          <table:table-cell table:style-name="ce10"/>
          <table:table-cell table:style-name="ce3" table:content-validation-name="val1"/>
          <table:table-cell table:style-name="ce19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9">
          <table:table-cell/>
          <table:table-cell table:content-validation-name="val1"/>
          <table:table-cell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/>
          <table:table-cell table:content-validation-name="val1"/>
          <table:table-cell table:style-name="ce6"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style-name="ce6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2">
          <table:table-cell/>
          <table:table-cell table:content-validation-name="val1"/>
          <table:table-cell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2">
          <table:table-cell/>
          <table:table-cell table:content-validation-name="val1"/>
          <table:table-cell/>
          <table:table-cell table:content-validation-name="val1"/>
          <table:table-cell table:style-name="ce10"/>
          <table:table-cell table:style-name="ce3" table:content-validation-name="val1"/>
          <table:table-cell table:style-name="ce19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1048509"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calcext:conditional-formats>
          <calcext:conditional-format calcext:target-range-address="pinout.B1:pinout.B1048576 pinout.F23:pinout.F1048576 pinout.H1:pinout.H1048576 pinout.I1:pinout.I1048576 pinout.J1:pinout.J1048576 pinout.L1:pinout.L1048576 pinout.N1:pinout.N1048576 pinout.P1:pinout.P1048576 pinout.F1:pinout.F2">
            <calcext:condition calcext:apply-style-name="Untitled1" calcext:value="!=[.$D1]" calcext:base-cell-address="pinout.B1"/>
          </calcext:conditional-format>
          <calcext:conditional-format calcext:target-range-address="pinout.C1:pinout.C1048576 pinout.G4:pinout.G1048576 pinout.I1:pinout.I1048576 pinout.K1:pinout.K1048576 pinout.M1:pinout.M1048576 pinout.O1:pinout.O1048576 pinout.Q1:pinout.Q1048576">
            <calcext:condition calcext:apply-style-name="Untitled1" calcext:value="!=[.$E1]" calcext:base-cell-address="pinout.C1"/>
          </calcext:conditional-format>
          <calcext:conditional-format calcext:target-range-address="pinout.G1:pinout.G1">
            <calcext:condition calcext:apply-style-name="Untitled1" calcext:value="!=[.$E1]" calcext:base-cell-address="pinout.G1"/>
          </calcext:conditional-format>
          <calcext:conditional-format calcext:target-range-address="pinout.G2:pinout.G2">
            <calcext:condition calcext:apply-style-name="Untitled1" calcext:value="!=[.$E2]" calcext:base-cell-address="pinout.G2"/>
          </calcext:conditional-format>
          <calcext:conditional-format calcext:target-range-address="pinout.F3:pinout.F22">
            <calcext:condition calcext:apply-style-name="Untitled1" calcext:value="!=[.$D3]" calcext:base-cell-address="pinout.F3"/>
          </calcext:conditional-format>
          <calcext:conditional-format calcext:target-range-address="pinout.G3:pinout.G22">
            <calcext:condition calcext:apply-style-name="Untitled1" calcext:value="!=[.$E3]" calcext:base-cell-address="pinout.G3"/>
          </calcext:conditional-format>
        </calcext:conditional-formats>
      </table:table>
      <table:table table:name="aux" table:style-name="ta1">
        <table:table-column table:style-name="co2" table:default-cell-style-name="ce13"/>
        <table:table-row table:style-name="ro5">
          <table:table-cell table:style-name="Default" office:value-type="string" calcext:value-type="string">
            <text:p>pin types:</text:p>
          </table:table-cell>
        </table:table-row>
        <table:table-row table:style-name="ro5">
          <table:table-cell office:value-type="string" calcext:value-type="string">
            <text:p>input</text:p>
          </table:table-cell>
        </table:table-row>
        <table:table-row table:style-name="ro5">
          <table:table-cell office:value-type="string" calcext:value-type="string">
            <text:p>output</text:p>
          </table:table-cell>
        </table:table-row>
        <table:table-row table:style-name="ro5">
          <table:table-cell office:value-type="string" calcext:value-type="string">
            <text:p>IO</text:p>
          </table:table-cell>
        </table:table-row>
        <table:table-row table:style-name="ro5">
          <table:table-cell office:value-type="string" calcext:value-type="string">
            <text:p>tristate</text:p>
          </table:table-cell>
        </table:table-row>
        <table:table-row table:style-name="ro5">
          <table:table-cell office:value-type="string" calcext:value-type="string">
            <text:p>passive</text:p>
          </table:table-cell>
        </table:table-row>
        <table:table-row table:style-name="ro5">
          <table:table-cell office:value-type="string" calcext:value-type="string">
            <text:p>OC</text:p>
          </table:table-cell>
        </table:table-row>
        <table:table-row table:style-name="ro5">
          <table:table-cell office:value-type="string" calcext:value-type="string">
            <text:p>NC</text:p>
          </table:table-cell>
        </table:table-row>
        <table:table-row table:style-name="ro5">
          <table:table-cell office:value-type="string" calcext:value-type="string">
            <text:p>pwrIn</text:p>
          </table:table-cell>
        </table:table-row>
        <table:table-row table:style-name="ro5">
          <table:table-cell office:value-type="string" calcext:value-type="string">
            <text:p>pwrOut</text:p>
          </table:table-cell>
        </table:table-row>
      </table:table>
      <table:named-expressions/>
      <table:database-ranges>
        <table:database-range table:name="__Anonymous_Sheet_DB__0" table:target-range-address="pinout.A2:pinout.U6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.00.0000</text:date>, <text:time style:data-style-name="N2" text:time-value="18:54:04.6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0:44:57.260000000</meta:creation-date>
    <meta:editing-duration>P1DT4H13S</meta:editing-duration>
    <meta:editing-cycles>16</meta:editing-cycles>
    <meta:generator>LibreOffice/5.0.4.2$Windows_x86 LibreOffice_project/2b9802c1994aa0b7dc6079e128979269cf95bc78</meta:generator>
    <meta:initial-creator>Piotr Nowicki</meta:initial-creator>
    <dc:date>2016-04-09T19:52:18.013000000</dc:date>
    <dc:creator>Piotr Nowicki</dc:creator>
    <meta:document-statistic meta:table-count="2" meta:cell-count="158" meta:object-count="0"/>
    <meta:user-defined meta:name="qrichtext">1</meta:user-defined>
  </office:meta>
</office:document-meta>
</file>